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PMingLiU" fo:font-size="14pt" style:font-size-asian="14pt" style:font-size-complex="14pt"/>
    </style:style>
    <style:style style:name="P2" style:parent-style-name="Standard" style:family="paragraph">
      <style:text-properties style:font-name="PMingLiU" fo:font-size="14pt" style:font-size-asian="14pt" style:font-size-complex="14pt"/>
    </style:style>
    <style:style style:name="P3" style:parent-style-name="Standard" style:family="paragraph">
      <style:text-properties style:font-name="PMingLiU" fo:font-size="14pt" style:font-size-asian="14pt" style:font-size-complex="14pt"/>
    </style:style>
    <style:style style:name="P4" style:parent-style-name="Standard" style:family="paragraph">
      <style:text-properties style:font-name="PMingLiU" fo:font-size="14pt" style:font-size-asian="14pt" style:font-size-complex="14pt"/>
    </style:style>
    <style:style style:name="P5" style:parent-style-name="Standard" style:family="paragraph">
      <style:text-properties style:font-name="PMingLiU" fo:font-size="14pt" style:font-size-asian="14pt" style:font-size-complex="14pt"/>
    </style:style>
    <style:style style:name="P6" style:parent-style-name="Standard" style:family="paragraph">
      <style:text-properties style:font-name="PMingLiU" fo:font-size="14pt" style:font-size-asian="14pt" style:font-size-complex="14pt"/>
    </style:style>
    <style:style style:name="P7" style:parent-style-name="Standard" style:family="paragraph">
      <style:text-properties style:font-name="PMingLiU" fo:font-size="14pt" style:font-size-asian="14pt" style:font-size-complex="14pt"/>
    </style:style>
    <style:style style:name="P8" style:parent-style-name="Standard" style:family="paragraph">
      <style:text-properties style:font-name="PMingLiU" fo:font-size="14pt" style:font-size-asian="14pt" style:font-size-complex="14pt"/>
    </style:style>
    <style:style style:name="P9" style:parent-style-name="Standard" style:family="paragraph">
      <style:paragraph-properties fo:text-indent="0.4902in"/>
      <style:text-properties style:font-name="PMingLiU" fo:font-size="14pt" style:font-size-asian="14pt" style:font-size-complex="14pt"/>
    </style:style>
    <style:style style:name="P10" style:parent-style-name="Standard" style:family="paragraph">
      <style:text-properties style:font-name="PMingLiU" fo:font-size="14pt" style:font-size-asian="14pt" style:font-size-complex="14pt"/>
    </style:style>
    <style:style style:name="P11" style:parent-style-name="Standard" style:family="paragraph">
      <style:text-properties style:font-name="PMingLiU" fo:font-size="14pt" style:font-size-asian="14pt" style:font-size-complex="14pt"/>
    </style:style>
    <style:style style:name="P12" style:parent-style-name="Standard" style:family="paragraph">
      <style:text-properties style:font-name="PMingLiU" fo:font-size="14pt" style:font-size-asian="14pt" style:font-size-complex="14pt"/>
    </style:style>
    <style:style style:name="P13" style:parent-style-name="Standard" style:family="paragraph">
      <style:text-properties style:font-name="PMingLiU" fo:font-size="14pt" style:font-size-asian="14pt" style:font-size-complex="14pt"/>
    </style:style>
    <style:style style:name="P14" style:parent-style-name="Standard" style:family="paragraph">
      <style:text-properties style:font-name="PMingLiU" fo:font-size="14pt" style:font-size-asian="14pt" style:font-size-complex="14pt"/>
    </style:style>
    <style:style style:name="P15" style:parent-style-name="Standard" style:family="paragraph">
      <style:text-properties style:font-name="PMingLiU" fo:font-size="14pt" style:font-size-asian="14pt" style:font-size-complex="14pt"/>
    </style:style>
    <style:style style:name="P16" style:parent-style-name="Standard" style:family="paragraph">
      <style:paragraph-properties fo:text-indent="0.4902in"/>
      <style:text-properties style:font-name="PMingLiU" fo:font-size="14pt" style:font-size-asian="14pt" style:font-size-complex="14pt"/>
    </style:style>
    <style:style style:name="P17" style:parent-style-name="Standard" style:family="paragraph">
      <style:text-properties style:font-name="PMingLiU" fo:font-size="14pt" style:font-size-asian="14pt" style:font-size-complex="14pt"/>
    </style:style>
    <style:style style:name="P18" style:parent-style-name="Standard" style:family="paragraph">
      <style:text-properties style:font-name="PMingLiU" fo:font-size="14pt" style:font-size-asian="14pt" style:font-size-complex="14pt"/>
    </style:style>
    <style:style style:name="P19" style:parent-style-name="Standard" style:family="paragraph">
      <style:text-properties style:font-name="PMingLiU" fo:font-size="14pt" style:font-size-asian="14pt" style:font-size-complex="14pt"/>
    </style:style>
    <style:style style:name="P20" style:parent-style-name="Standard" style:family="paragraph">
      <style:text-properties style:font-name="PMingLiU" fo:font-size="14pt" style:font-size-asian="14pt" style:font-size-complex="14pt"/>
    </style:style>
    <style:style style:name="P21" style:parent-style-name="Standard" style:family="paragraph">
      <style:text-properties style:font-name="PMingLiU" fo:font-size="14pt" style:font-size-asian="14pt" style:font-size-complex="14pt"/>
    </style:style>
    <style:style style:name="P22" style:parent-style-name="Standard" style:family="paragraph">
      <style:text-properties style:font-name="PMingLiU" fo:font-size="14pt" style:font-size-asian="14pt" style:font-size-complex="14pt"/>
    </style:style>
    <style:style style:name="P23" style:parent-style-name="Standard" style:family="paragraph">
      <style:text-properties style:font-name="PMingLiU" fo:font-size="14pt" style:font-size-asian="14pt" style:font-size-complex="14pt"/>
    </style:style>
    <style:style style:name="P24" style:parent-style-name="Standard" style:family="paragraph">
      <style:text-properties style:font-name="PMingLiU" fo:font-size="14pt" style:font-size-asian="14pt" style:font-size-complex="14pt"/>
    </style:style>
    <style:style style:name="P25" style:parent-style-name="Standard" style:family="paragraph">
      <style:text-properties style:font-name="PMingLiU" fo:font-size="14pt" style:font-size-asian="14pt" style:font-size-complex="14pt"/>
    </style:style>
    <style:style style:name="P26" style:parent-style-name="Standard" style:family="paragraph">
      <style:text-properties style:font-name="PMingLiU" fo:font-size="14pt" style:font-size-asian="14pt" style:font-size-complex="14pt"/>
    </style:style>
    <style:style style:name="P27" style:parent-style-name="Standard" style:family="paragraph">
      <style:text-properties style:font-name="PMingLiU" fo:font-size="14pt" style:font-size-asian="14pt" style:font-size-complex="14pt"/>
    </style:style>
    <style:style style:name="P28" style:parent-style-name="Standard" style:family="paragraph">
      <style:text-properties style:font-name="PMingLiU" fo:font-size="14pt" style:font-size-asian="14pt" style:font-size-complex="14pt"/>
    </style:style>
  </office:automatic-styles>
  <office:body>
    <office:text text:use-soft-page-breaks="true">
      <text:p text:style-name="P1">Team 14<text:s/></text:p>
      <text:p text:style-name="P2">Name:李宗樺</text:p>
      <text:p text:style-name="P3">ID: 404410082</text:p>
      <text:p text:style-name="P4">Dept: CSIE</text:p>
      <text:p text:style-name="P5">Year: 2</text:p>
      <text:p text:style-name="P6"/>
      <text:p text:style-name="P7">• Regarding the goal “concurrent development” of OOP:<text:s/></text:p>
      <text:p text:style-name="P8">– Describe the parts of this work that help to achieve this goal.<text:s/></text:p>
      <text:p text:style-name="P9">這次的作業感覺上比較像是一個垂直的關係，但即使如此所有人也要併行作業，才能及時將自己的需求提出來，這樣在最後整合的部分會比較順利，我覺得重點就是大家都要有危機意識，能早開工就早開工，不要等到別人寫完才開始，這是我們這一組能早早做完而且合作愉快的原因。</text:p>
      <text:p text:style-name="P10"/>
      <text:p text:style-name="P11">– Describe the parts of this work that fail to achieve it. Could you give some ways to resolve this issue?</text:p>
      <text:p text:style-name="P12"><text:tab/>我認為共同作業是建立在每個人都能優秀的完成自己的部分，本來預設是大家將自己的部分作完後合起來就可以直接用的，但是這次我給他們的code卻是有bug的，來來回回修了幾次code才可以通過他們產的測資，也間接拖累了整個組的進度，我覺得非常的抱歉。</text:p>
      <text:p text:style-name="P13"><text:tab/>解決方法:</text:p>
      <text:p text:style-name="P14"><text:tab/>增進自己coding的實力，尤其是思維的方面要更加嚴謹，自己在測試的時候要細心一點，多想一些極端測資，註解要寫詳細一點。<text:s/></text:p>
      <text:p text:style-name="P15"><text:s/>• What are the advatanges of OOP principles (encapsulation, inheritance, and polymorphism) used in this work?</text:p>
      <text:p text:style-name="P16">這次作業我比較有感的部分是encapsulation，深深感受到封裝的好處，他們使用，我來debug，如果有版本的改動，也不用要求他們重寫，對整個開發的過程加速許多，至於剩下兩個我自己是沒用到，感覺沒練習到還蠻可惜的。</text:p>
      <text:p text:style-name="P17"/>
      <text:p text:style-name="P18">• What did you learn from this experience of team programming?</text:p>
      <text:p text:style-name="P19">為了開發順利，組員間要不斷的討論，</text:p>
      <text:p text:style-name="P20">• Please evaluate your two teammates respectively:</text:p>
      <text:p text:style-name="P21"><text:s/>– Score: 0 (worst) – 15 (best)<text:s/></text:p>
      <text:p text:style-name="P22"><text:tab/>張育碩<text:s/>15</text:p>
      <text:p text:style-name="P23"><text:tab/>蘇辰堯<text:s/>13</text:p>
      <text:p text:style-name="P24">– Give short comment (15–140 words for each teammate)</text:p>
      <text:p text:style-name="P25"><text:tab/>張育碩:<text:s/>他是負責rational number的人，所以我跟他的討論較多，非常的細心，會將我的code用各種測資去測試，總是找出我自己測的時候沒測出來的<text:soft-page-break/>bug，再叫我修改。非常感謝他，我才能不斷完善我的code，作為最底層的bigint<text:s/></text:p>
      <text:p text:style-name="P26">才能夠無堅不摧。</text:p>
      <text:p text:style-name="P27"><text:tab/>蘇辰堯:<text:s/>他負責最後complex number<text:s/>的部分，非常的積極，會不斷地跟我們討論，不過實作的部分，他主要都是跟張育碩討論，所以相對來講，我和他接觸較少，比較不清楚他的狀況，不過我覺得我們合作得很愉快，至少沒有拖累到別人，是個可以信賴的隊友。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PMingLiU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qaz10130166@gmail.com</dc:creator>
    <meta:creation-date>2009-04-16T11:32:00Z</meta:creation-date>
    <dc:date>2017-06-12T04:41:00Z</dc:date>
    <meta:template xlink:href="Normal" xlink:type="simple"/>
    <meta:editing-cycles>6</meta:editing-cycles>
    <meta:editing-duration>PT1980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96" meta:character-count="1314" meta:row-count="9" meta:non-whitespace-character-count="1120"/>
  </office:meta>
</office:document-meta>
</file>